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style:font-name="Open Sans" fo:font-size="10pt" style:font-size-asian="10pt" style:font-size-complex="10pt"/>
    </style:style>
    <style:style style:name="P2" style:family="paragraph" style:parent-style-name="Standard">
      <style:paragraph-properties fo:line-height="150%">
        <style:tab-stops>
          <style:tab-stop style:position="0.714cm"/>
          <style:tab-stop style:position="1.482cm"/>
        </style:tab-stops>
      </style:paragraph-properties>
      <style:text-properties style:font-name="Open Sans" fo:font-weight="bold" officeooo:rsid="000964b8" officeooo:paragraph-rsid="000964b8" style:font-weight-asian="bold" style:font-weight-complex="bold"/>
    </style:style>
    <style:style style:name="P3" style:family="paragraph" style:parent-style-name="Standard">
      <style:paragraph-properties fo:line-height="150%">
        <style:tab-stops>
          <style:tab-stop style:position="0.714cm"/>
          <style:tab-stop style:position="1.482cm"/>
        </style:tab-stops>
      </style:paragraph-properties>
      <style:text-properties style:font-name="Open Sans" fo:font-weight="bold" officeooo:rsid="00210740" officeooo:paragraph-rsid="00210740" style:font-weight-asian="bold" style:font-weight-complex="bold"/>
    </style:style>
    <style:style style:name="P4" style:family="paragraph" style:parent-style-name="Standard">
      <style:paragraph-properties fo:line-height="150%">
        <style:tab-stops>
          <style:tab-stop style:position="0.714cm"/>
          <style:tab-stop style:position="1.482cm"/>
        </style:tab-stops>
      </style:paragraph-properties>
      <style:text-properties style:font-name="Open Sans" officeooo:rsid="000964b8" officeooo:paragraph-rsid="000964b8"/>
    </style:style>
    <style:style style:name="P5" style:family="paragraph" style:parent-style-name="Standard">
      <style:paragraph-properties fo:line-height="150%">
        <style:tab-stops>
          <style:tab-stop style:position="0.714cm"/>
          <style:tab-stop style:position="1.482cm"/>
        </style:tab-stops>
      </style:paragraph-properties>
      <style:text-properties style:font-name="Open Sans"/>
    </style:style>
    <style:style style:name="P6" style:family="paragraph" style:parent-style-name="Standard">
      <style:paragraph-properties fo:line-height="150%">
        <style:tab-stops>
          <style:tab-stop style:position="0.714cm"/>
          <style:tab-stop style:position="1.482cm"/>
        </style:tab-stops>
      </style:paragraph-properties>
      <style:text-properties style:font-name="Open Sans" officeooo:paragraph-rsid="0011c7d4"/>
    </style:style>
    <style:style style:name="P7" style:family="paragraph" style:parent-style-name="Standard">
      <style:paragraph-properties fo:line-height="150%">
        <style:tab-stops>
          <style:tab-stop style:position="0.714cm"/>
          <style:tab-stop style:position="1.482cm"/>
        </style:tab-stops>
      </style:paragraph-properties>
      <style:text-properties style:font-name="Open Sans" officeooo:paragraph-rsid="000e7c49"/>
    </style:style>
    <style:style style:name="P8" style:family="paragraph" style:parent-style-name="Standard">
      <style:paragraph-properties fo:line-height="150%">
        <style:tab-stops>
          <style:tab-stop style:position="0.714cm"/>
          <style:tab-stop style:position="1.482cm"/>
        </style:tab-stops>
      </style:paragraph-properties>
      <style:text-properties style:font-name="Open Sans" officeooo:paragraph-rsid="000964b8"/>
    </style:style>
    <style:style style:name="P9" style:family="paragraph" style:parent-style-name="Standard">
      <style:paragraph-properties fo:line-height="150%">
        <style:tab-stops>
          <style:tab-stop style:position="0.714cm"/>
          <style:tab-stop style:position="1.482cm"/>
        </style:tab-stops>
      </style:paragraph-properties>
      <style:text-properties style:font-name="Open Sans" officeooo:paragraph-rsid="001eb180"/>
    </style:style>
    <style:style style:name="P10" style:family="paragraph" style:parent-style-name="Standard">
      <style:paragraph-properties fo:line-height="150%">
        <style:tab-stops>
          <style:tab-stop style:position="0.714cm"/>
          <style:tab-stop style:position="1.482cm"/>
        </style:tab-stops>
      </style:paragraph-properties>
      <style:text-properties style:font-name="Open Sans" officeooo:paragraph-rsid="000c2ff8"/>
    </style:style>
    <style:style style:name="P11" style:family="paragraph" style:parent-style-name="Standard">
      <style:paragraph-properties fo:line-height="150%">
        <style:tab-stops>
          <style:tab-stop style:position="0.714cm"/>
          <style:tab-stop style:position="1.482cm"/>
        </style:tab-stops>
      </style:paragraph-properties>
      <style:text-properties style:font-name="Open Sans" officeooo:paragraph-rsid="000aec23"/>
    </style:style>
    <style:style style:name="P12" style:family="paragraph" style:parent-style-name="Standard">
      <style:paragraph-properties fo:line-height="150%">
        <style:tab-stops>
          <style:tab-stop style:position="0.714cm"/>
          <style:tab-stop style:position="1.482cm"/>
        </style:tab-stops>
      </style:paragraph-properties>
      <style:text-properties style:font-name="Open Sans" officeooo:paragraph-rsid="0021c892"/>
    </style:style>
    <style:style style:name="P13" style:family="paragraph" style:parent-style-name="Standard">
      <style:paragraph-properties fo:line-height="150%">
        <style:tab-stops>
          <style:tab-stop style:position="0.714cm"/>
          <style:tab-stop style:position="1.482cm"/>
        </style:tab-stops>
      </style:paragraph-properties>
      <style:text-properties style:font-name="Open Sans" officeooo:paragraph-rsid="00210740"/>
    </style:style>
    <style:style style:name="P14" style:family="paragraph" style:parent-style-name="Standard">
      <style:paragraph-properties fo:margin-left="1.251cm" fo:margin-right="0cm" fo:line-height="150%" fo:keep-together="always" fo:text-indent="0cm" style:auto-text-indent="false">
        <style:tab-stops>
          <style:tab-stop style:position="0.714cm"/>
          <style:tab-stop style:position="1.482cm"/>
        </style:tab-stops>
      </style:paragraph-properties>
      <style:text-properties style:font-name="Open Sans" officeooo:rsid="00210740" officeooo:paragraph-rsid="0021c892"/>
    </style:style>
    <style:style style:name="P15" style:family="paragraph" style:parent-style-name="Standard">
      <style:paragraph-properties fo:line-height="150%" fo:break-before="page">
        <style:tab-stops>
          <style:tab-stop style:position="0.714cm"/>
          <style:tab-stop style:position="1.482cm"/>
        </style:tab-stops>
      </style:paragraph-properties>
      <style:text-properties style:font-name="Open Sans" fo:font-weight="bold" officeooo:rsid="00210740" officeooo:paragraph-rsid="00210740" style:font-weight-asian="bold" style:font-weight-complex="bold"/>
    </style:style>
    <style:style style:name="P16" style:family="paragraph" style:parent-style-name="Standard">
      <style:paragraph-properties fo:line-height="150%">
        <style:tab-stops>
          <style:tab-stop style:position="0.714cm"/>
          <style:tab-stop style:position="1.482cm"/>
        </style:tab-stops>
      </style:paragraph-properties>
      <style:text-properties style:font-name="Open Sans" officeooo:rsid="000aec23" officeooo:paragraph-rsid="0021c892"/>
    </style:style>
    <style:style style:name="P17" style:family="paragraph" style:parent-style-name="Standard" style:list-style-name="L2">
      <style:paragraph-properties fo:line-height="150%" fo:keep-together="always">
        <style:tab-stops>
          <style:tab-stop style:position="0.714cm"/>
          <style:tab-stop style:position="1.482cm"/>
        </style:tab-stops>
      </style:paragraph-properties>
      <style:text-properties style:font-name="Open Sans" officeooo:rsid="00210740" officeooo:paragraph-rsid="0021c892"/>
    </style:style>
    <style:style style:name="P18" style:family="paragraph" style:parent-style-name="Standard" style:list-style-name="L3">
      <style:paragraph-properties fo:line-height="150%" fo:keep-together="always">
        <style:tab-stops>
          <style:tab-stop style:position="0.714cm"/>
          <style:tab-stop style:position="1.482cm"/>
        </style:tab-stops>
      </style:paragraph-properties>
      <style:text-properties officeooo:paragraph-rsid="0021c892"/>
    </style:style>
    <style:style style:name="P19" style:family="paragraph" style:parent-style-name="Standard" style:list-style-name="L3">
      <style:paragraph-properties fo:line-height="150%" fo:keep-together="always">
        <style:tab-stops>
          <style:tab-stop style:position="0.714cm"/>
          <style:tab-stop style:position="1.482cm"/>
        </style:tab-stops>
      </style:paragraph-properties>
      <style:text-properties officeooo:paragraph-rsid="00210740"/>
    </style:style>
    <style:style style:name="P20" style:family="paragraph" style:parent-style-name="Standard" style:list-style-name="L1" style:master-page-name="">
      <style:paragraph-properties fo:line-height="150%" fo:keep-together="always" style:page-number="auto">
        <style:tab-stops>
          <style:tab-stop style:position="0.714cm"/>
          <style:tab-stop style:position="1.482cm"/>
        </style:tab-stops>
      </style:paragraph-properties>
      <style:text-properties style:font-name="Open Sans" officeooo:rsid="00210740" officeooo:paragraph-rsid="0021c892"/>
    </style:style>
    <style:style style:name="T1" style:family="text">
      <style:text-properties officeooo:rsid="0021c892"/>
    </style:style>
    <style:style style:name="T2" style:family="text">
      <style:text-properties officeooo:rsid="000964b8"/>
    </style:style>
    <style:style style:name="T3" style:family="text">
      <style:text-properties fo:font-weight="bold" style:font-weight-asian="bold" style:font-weight-complex="bold"/>
    </style:style>
    <style:style style:name="T4" style:family="text">
      <style:text-properties fo:font-weight="bold" officeooo:rsid="0011c7d4" style:font-weight-asian="bold" style:font-weight-complex="bold"/>
    </style:style>
    <style:style style:name="T5" style:family="text">
      <style:text-properties fo:font-weight="bold" officeooo:rsid="00210740" style:font-weight-asian="bold" style:font-weight-complex="bold"/>
    </style:style>
    <style:style style:name="T6" style:family="text">
      <style:text-properties fo:font-weight="bold" officeooo:rsid="0021d9d8" style:font-weight-asian="bold" style:font-weight-complex="bold"/>
    </style:style>
    <style:style style:name="T7" style:family="text">
      <style:text-properties officeooo:rsid="000aec23"/>
    </style:style>
    <style:style style:name="T8" style:family="text">
      <style:text-properties officeooo:rsid="000e7c49"/>
    </style:style>
    <style:style style:name="T9" style:family="text">
      <style:text-properties officeooo:rsid="0011c7d4"/>
    </style:style>
    <style:style style:name="T10" style:family="text">
      <style:text-properties officeooo:rsid="001eb180"/>
    </style:style>
    <style:style style:name="T11" style:family="text">
      <style:text-properties officeooo:rsid="00210740"/>
    </style:style>
    <style:style style:name="T12" style:family="text">
      <style:text-properties officeooo:rsid="00214666"/>
    </style:style>
    <style:style style:name="T13" style:family="text">
      <style:text-properties style:font-name="Open Sans" officeooo:rsid="00210740"/>
    </style:style>
    <style:style style:name="T14" style:family="text">
      <style:text-properties style:font-name="Open Sans" officeooo:rsid="0021c892"/>
    </style:style>
    <style:style style:name="T15" style:family="text">
      <style:text-properties style:font-name="Open Sans" fo:font-size="12pt" officeooo:rsid="0021c892" style:font-size-asian="12pt" style:font-size-complex="12pt"/>
    </style:style>
    <style:style style:name="T16" style:family="text">
      <style:text-properties style:font-name="Open Sans" fo:font-size="12pt" officeooo:rsid="00234709" style:font-size-asian="12pt" style:font-size-complex="12pt"/>
    </style:style>
    <style:style style:name="T17" style:family="text">
      <style:text-properties style:font-name="Courier"/>
    </style:style>
    <style:style style:name="T18" style:family="text">
      <style:text-properties style:font-name="Courier" officeooo:rsid="00210740"/>
    </style:style>
    <style:style style:name="T19" style:family="text">
      <style:text-properties style:font-name="Courier" officeooo:rsid="0021c892"/>
    </style:style>
    <style:style style:name="T20" style:family="text">
      <style:text-properties style:font-name="Courier" fo:font-size="10pt" officeooo:rsid="0018fcd4" style:font-size-asian="10pt" style:font-size-complex="10pt"/>
    </style:style>
    <style:style style:name="T21" style:family="text">
      <style:text-properties style:font-name="Courier" fo:font-size="10pt" officeooo:rsid="00234709" style:font-size-asian="10pt" style:font-size-complex="10pt"/>
    </style:style>
    <style:style style:name="T22" style:family="text">
      <style:text-properties style:font-name="Courier" officeooo:rsid="00234709"/>
    </style:style>
    <style:style style:name="T23" style:family="text">
      <style:text-properties style:font-name="Courier" fo:font-size="12pt" officeooo:rsid="0018fcd4" style:font-size-asian="12pt" style:font-size-complex="12pt"/>
    </style:style>
    <style:style style:name="T24" style:family="text">
      <style:text-properties style:font-name="Courier" fo:font-size="12pt" officeooo:rsid="00234709" style:font-size-asian="12pt" style:font-size-complex="12pt"/>
    </style:style>
    <style:style style:name="T25" style:family="text">
      <style:text-properties officeooo:rsid="0021d9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tzwerk</text:p>
      <text:p text:style-name="P4"><text:tab/><text:span text:style-name="T3">WLAN-Router incl. 4-Port-Switch</text:span></text:p>
      <text:p text:style-name="P6"><text:tab/><text:tab/>Admin User=root</text:p>
      <text:p text:style-name="P7"><text:tab/><text:tab/>Admin Passwort=123456</text:p>
      <text:p text:style-name="P8"><text:tab/><text:tab/><text:span text:style-name="T2">WLAN-</text:span>SSID=BadmintonNachtturnier</text:p>
      <text:p text:style-name="P8"><text:tab/><text:tab/><text:span text:style-name="T2">WLAN-</text:span>Passphrase=einundzwanzigzunull</text:p>
      <text:p text:style-name="P8"><text:tab/><text:tab/>IP=192.168.2.1</text:p>
      <text:p text:style-name="P8"><text:tab/><text:tab/><text:span text:style-name="T2">DHCP=enabled</text:span></text:p>
      <text:p text:style-name="P8"><text:tab/><text:tab/><text:span text:style-name="T8">DHCP-Pool=192.168.2.100 – 192.168.2.199</text:span></text:p>
      <text:p text:style-name="P8"><text:tab/><text:tab/><text:span text:style-name="T8">Domainname=badminton</text:span></text:p>
      <text:p text:style-name="P8"><text:tab/><text:tab/><text:span text:style-name="T2">Static DHCP=siehe folgende IP/MAC-Adressen</text:span></text:p>
      <text:p text:style-name="P8"><text:tab/><text:tab/><text:span text:style-name="T25">Hinweis: Login funktioniert nicht mit Firefox (aber mit Chrome)</text:span></text:p>
      <text:p text:style-name="P5"><text:tab/></text:p>
      <text:p text:style-name="P5"><text:tab/><text:span text:style-name="T5">lini (Sophies EEEPC Notebook) – Server mit der Turnier-Software</text:span></text:p>
      <text:p text:style-name="P5"><text:tab/><text:tab/><text:span text:style-name="T11">Admin User=root</text:span></text:p>
      <text:p text:style-name="P5"><text:tab/><text:tab/><text:span text:style-name="T11">Admin Passwort=21zunull</text:span></text:p>
      <text:p text:style-name="P5"><text:tab/><text:tab/><text:span text:style-name="T7">Interface=</text:span>LAN</text:p>
      <text:p text:style-name="P9"><text:tab/><text:tab/>MAC=<text:span text:style-name="T12">00:26:18:7e:ce:5b</text:span></text:p>
      <text:p text:style-name="P10"><text:tab/><text:tab/>IP=192.168.<text:span text:style-name="T11">2</text:span>.<text:span text:style-name="T11">10</text:span></text:p>
      <text:p text:style-name="P10"><text:tab/><text:tab/><text:span text:style-name="T11">URL=http://192.168.2.10/</text:span></text:p>
      <text:p text:style-name="P5"/>
      <text:p text:style-name="P11"><text:tab/><text:span text:style-name="T6">MusicPlayer</text:span><text:span text:style-name="T3"> (</text:span><text:span text:style-name="T4">MPClient/Raspberry PI</text:span><text:span text:style-name="T3">)</text:span></text:p>
      <text:p text:style-name="P16"><text:tab/><text:tab/>Admin User=root</text:p>
      <text:p text:style-name="P12"><text:tab/><text:tab/><text:span text:style-name="T11">Admin Passwort=musicbox</text:span></text:p>
      <text:p text:style-name="P12"><text:span text:style-name="T7"><text:tab/><text:tab/>Interface=</text:span>LAN</text:p>
      <text:p text:style-name="P10"><text:tab/><text:tab/>IP=192.168.<text:span text:style-name="T10">2.</text:span>1<text:span text:style-name="T9">5</text:span></text:p>
      <text:p text:style-name="P6"><text:tab/><text:tab/>MAC=<text:span text:style-name="T9">b8:27:eb:6b:13:30</text:span></text:p>
      <text:p text:style-name="P13"><text:tab/><text:tab/><text:span text:style-name="T11">URL=http://192.168.2.15/</text:span></text:p>
      <text:p text:style-name="P11"/>
      <text:p text:style-name="P3"/>
      <text:p text:style-name="P15">Wie kann ich ...</text:p>
      <text:list xml:id="list1173031348161941173" text:style-name="L1">
        <text:list-item>
          <text:p text:style-name="P20">... den Server mit der Turnier-Software herunterfahren?</text:p>
        </text:list-item>
      </text:list>
      <text:p text:style-name="P14">Login als root <text:span text:style-name="T1">(Passwort s.o.) </text:span>direkt am Notebook und dann das Kommando <text:span text:style-name="T22">“poweroff“</text:span> eingeben.</text:p>
      <text:list xml:id="list1166561519578651158" text:style-name="L2">
        <text:list-item>
          <text:p text:style-name="P17">... den Server mit der Turnier-Software von der statischen IP-Adresse auf DHCP umschalten?</text:p>
        </text:list-item>
      </text:list>
      <text:p text:style-name="P14">Login als root direkt am Notebook und dann das Kommando <text:span text:style-name="T17">“</text:span><text:span text:style-name="T22">e</text:span><text:span text:style-name="T17">thernet.sh dhc</text:span><text:span text:style-name="T22">p“</text:span> eingeben.</text:p>
      <text:list xml:id="list2892650073598344851" text:style-name="L3">
        <text:list-item>
          <text:p text:style-name="P18"><text:span text:style-name="T13">... den Server mit der Turnier-Software auf die statische IP-Adresse umschalten?<text:line-break/>Login als root direkt am Notebook und dann das Kommando </text:span><text:span text:style-name="T18">“</text:span><text:span text:style-name="T22">e</text:span><text:span text:style-name="T18">thernet.sh 192.68.2.1</text:span><text:span text:style-name="T22">0“</text:span><text:span text:style-name="T13"> eingeben.</text:span></text:p>
        </text:list-item>
        <text:list-item>
          <text:p text:style-name="P19"><text:span text:style-name="T13">... den MusikPlayer abschalten?<text:line-break/>Über die URL des MusikPlayers </text:span><text:span text:style-name="T14">(s.o.) </text:span><text:span text:style-name="T13">ist im Menü „System“ der Menüpunkt „Shutdown“ zu wählen.<text:line-break/>Nach ca. 30 Sekunden kann die USB-Stromversorgung abgezogen werden.</text:span></text:p>
        </text:list-item>
        <text:list-item>
          <text:p text:style-name="P18"><text:span text:style-name="T13">... den MusikPlayer </text:span><text:span text:style-name="T14">neu starten</text:span><text:span text:style-name="T13">?<text:line-break/>Über die URL des MusikPlayers </text:span><text:span text:style-name="T14">(s.o.) </text:span><text:span text:style-name="T13">ist im Menü „System“ der Menüpunkt „</text:span><text:span text:style-name="T14">Reboot</text:span><text:span text:style-name="T13">“ zu wählen. </text:span><text:span text:style-name="T14">Nach ca. 60 Sekunden ist der MusicPlayer wieder verfügbar.</text:span></text:p>
        </text:list-item>
        <text:list-item>
          <text:p text:style-name="P18"><text:soft-page-break/><text:span text:style-name="T13">... eine neue Playliste auf dem MusicPlayer erstellen?<text:line-break/></text:span><text:span text:style-name="T14">D</text:span><text:span text:style-name="T13">azu muss erst der MusicPlayer zunächst angehalten und ausgeschaltet werden (s.o.).<text:line-break/>Danach wird der USB-Stick entfernt und die Musikdateien auf einem anderen PC auf den Stick kopiert werden (in einem neuen Verzeichnis).<text:line-break/>Danach wir der USB-Stick wieder eingesteckt und der Player wieder mit Strom versorgt. Nach ca. 30 Sekunden ist der Player wieder aktiv, allerdings muss nun noch eine Playliste mit den neu hinzugefügten Dateien erstellt werden.<text:line-break/>Dazu loggt man sich </text:span><text:span text:style-name="T14">zunächst als root auf dem Server ein.<text:line-break/>Danach loggt man sich von dort </text:span><text:span text:style-name="T13">per SSH auf dem MusicPlayer </text:span><text:span text:style-name="T14">mit </text:span><text:span text:style-name="T19">“</text:span><text:span text:style-name="T22">s</text:span><text:span text:style-name="T19">sh 192.168.2.1</text:span><text:span text:style-name="T22">5“</text:span><text:span text:style-name="T14"> ein (falls die IP-Adresse lautet ist dies entsprechend zu ändern). Nun ist das Kommand</text:span><text:span text:style-name="T15">o </text:span><text:span text:style-name="T23">“.</text:span><text:span text:style-name="T24">/createplaylists“</text:span><text:span text:style-name="T23"> </text:span><text:span text:style-name="T16">einzugeben.<text:line-break/>N</text:span><text:span text:style-name="T15">ur wenn kein Fehler gemeldet wurde, ist die Playlist erfolgreich erzeugt worden.<text:line-break/>Nun </text:span><text:span text:style-name="T16">muss </text:span><text:span text:style-name="T15">der MusicPlayer neu gestartet </text:span><text:span text:style-name="T16">werden, damit er die neuen Playlists erkennt </text:span><text:span text:style-name="T15">(s.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Open Sans" fo:font-size="10pt" style:font-size-asian="10pt" style:font-size-complex="10pt"/>
    </style:style>
    <style:style style:name="MT1" style:family="text">
      <style:text-properties officeooo:rsid="0021c892"/>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file-name text:display="name">Turnier-Setup-TuRa</text:file-name><text:tab/><text:span text:style-name="MT1">Stand: </text:span><text:date style:data-style-name="N36" text:date-value="2015-12-29T22:20:42.358838394">29.12.2015</text:date><text:tab/><text:span text:style-name="MT1">Seite </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Lorenz</meta:initial-creator>
    <meta:creation-date>2011-11-04T21:07:04</meta:creation-date>
    <meta:generator>LibreOffice/4.1.6.2$Linux_x86 LibreOffice_project/410m0$Build-2</meta:generator>
    <dc:date>2015-12-29T22:20:42.346694237</dc:date>
    <dc:creator>Christian Lorenz</dc:creator>
    <meta:editing-duration>PT1H39M55S</meta:editing-duration>
    <meta:editing-cycles>18</meta:editing-cycles>
    <meta:document-statistic meta:table-count="0" meta:image-count="0" meta:object-count="0" meta:page-count="3" meta:paragraph-count="37" meta:word-count="340" meta:character-count="2568" meta:non-whitespace-character-count="2220"/>
  </office:meta>
</office:document-meta>
</file>